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2"/>2's complement <text:s text:c="2"/>1's complement </text:p>
      <text:p text:style-name="Standard">Binary <text:s text:c="2"/>Decimal <text:s text:c="2"/>Altered <text:s text:c="2"/>Decimal <text:s text:c="14"/>Decimal</text:p>
      <text:p text:style-name="Standard"><text:s/>Code <text:s text:c="4"/>Equiv. <text:s text:c="5"/>Binary <text:s text:c="2"/>Computer <text:s text:c="11"/>Computer </text:p>
      <text:p text:style-name="Standard"><text:s/>Value <text:s text:c="3"/>Value <text:s text:c="7"/>Value <text:s text:c="6"/>Value <text:s text:c="19"/>Value <text:s text:c="4"/></text:p>
      <text:p text:style-name="Standard">_____ <text:s text:c="4"/>_______ <text:s/>______ <text:s text:c="3"/>__________ <text:s text:c="3"/>_____________ <text:s text:c="44"/></text:p>
      <text:p text:style-name="Standard"><text:s text:c="2"/>000 <text:s text:c="9"/>0 <text:s text:c="12"/>100 <text:s text:c="9"/>-4 <text:s text:c="24"/>-3</text:p>
      <text:p text:style-name="Standard"><text:s text:c="2"/>001 <text:s text:c="9"/>1 <text:s text:c="12"/>101 <text:s text:c="9"/>-3 <text:s text:c="24"/>-2</text:p>
      <text:p text:style-name="Standard"><text:s text:c="2"/>010 <text:s text:c="9"/>2 <text:s text:c="12"/>110 <text:s text:c="9"/>-2 <text:s text:c="24"/>-1</text:p>
      <text:p text:style-name="Standard"><text:s text:c="2"/>011 <text:s text:c="9"/>3 <text:s text:c="12"/>111 <text:s text:c="9"/>-1 <text:s text:c="25"/>-0</text:p>
      <text:p text:style-name="Standard"><text:s text:c="2"/>100 <text:s text:c="9"/>4 <text:s text:c="12"/>000 <text:s text:c="10"/>0 <text:s text:c="26"/>0</text:p>
      <text:p text:style-name="Standard"><text:s text:c="2"/>101 <text:s text:c="9"/>5 <text:s text:c="12"/>001 <text:s text:c="10"/>1 <text:s text:c="26"/>1</text:p>
      <text:p text:style-name="Standard"><text:s text:c="2"/>110 <text:s text:c="9"/>6 <text:s text:c="12"/>010 <text:s text:c="10"/>2 <text:s text:c="26"/>2</text:p>
      <text:p text:style-name="Standard"><text:s text:c="2"/>111 <text:s text:c="9"/>7 <text:s text:c="12"/>011 <text:s text:c="10"/>3 <text:s text:c="26"/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16-09-29T17:46:55</meta:creation-date>
    <dc:date>2016-09-29T18:12:57</dc:date>
    <meta:print-date>2016-09-29T18:12:16</meta:print-date>
    <meta:editing-cycles>2</meta:editing-cycles>
    <meta:editing-duration>PT9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61" meta:character-count="936"/>
  </office:meta>
</office:document-meta>
</file>